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 table:print="false">
        <table:table-column table:style-name="co2" table:number-columns-repeated="5" table:default-cell-style-name="ce1"/>
        <table:table-column table:style-name="co1" table:number-columns-repeated="1019" table:default-cell-style-name="ce1"/>
        <table:table-row table:style-name="ro1">
          <table:table-cell office:value-type="float" office:value="1">
            <text:p>1,00000000</text:p>
          </table:table-cell>
          <table:table-cell office:value-type="float" office:value="10">
            <text:p>10,00000000</text:p>
          </table:table-cell>
          <table:table-cell office:value-type="float" office:value="0">
            <text:p>0,00000000</text:p>
          </table:table-cell>
          <table:table-cell office:value-type="float" office:value="1">
            <text:p>1,00000000</text:p>
          </table:table-cell>
          <table:table-cell table:formula="of:=SQRT([.A1]*[.B1])" office:value-type="float" office:value="3.16227766016838">
            <text:p>3,16227766</text:p>
          </table:table-cell>
          <table:table-cell/>
          <table:table-cell office:value-type="float" office:value="2">
            <text:p>2,00000000</text:p>
          </table:table-cell>
          <table:table-cell table:number-columns-repeated="1017"/>
        </table:table-row>
        <table:table-row table:style-name="ro1">
          <table:table-cell table:formula="of:=IF([.E1]&lt;[.G$1];SQRT([.A1]*[.B1]);[.A1])" office:value-type="float" office:value="1">
            <text:p>1,00000000</text:p>
          </table:table-cell>
          <table:table-cell table:formula="of:=IF([.E1]&lt;[.G$1];[.B1];SQRT([.A1]*[.B1]))" office:value-type="float" office:value="3.16227766016838">
            <text:p>3,16227766</text:p>
          </table:table-cell>
          <table:table-cell table:formula="of:=IF([.E1]&lt;[.G$1];([.C1]+[.D1])/2;[.C1])" office:value-type="float" office:value="0">
            <text:p>0,00000000</text:p>
          </table:table-cell>
          <table:table-cell table:formula="of:=IF([.E1]&lt;[.G$1];[.D1];([.C1]+[.D1])/2)" office:value-type="float" office:value="0.5">
            <text:p>0,50000000</text:p>
          </table:table-cell>
          <table:table-cell table:formula="of:=SQRT([.A2]*[.B2])" office:value-type="float" office:value="1.77827941003892">
            <text:p>1,77827941</text:p>
          </table:table-cell>
          <table:table-cell table:number-columns-repeated="1019"/>
        </table:table-row>
        <table:table-row table:style-name="ro1">
          <table:table-cell table:formula="of:=IF([.E2]&lt;[.G$1];SQRT([.A2]*[.B2]);[.A2])" office:value-type="float" office:value="1.77827941003892">
            <text:p>1,77827941</text:p>
          </table:table-cell>
          <table:table-cell table:formula="of:=IF([.E2]&lt;[.G$1];[.B2];SQRT([.A2]*[.B2]))" office:value-type="float" office:value="3.16227766016838">
            <text:p>3,16227766</text:p>
          </table:table-cell>
          <table:table-cell table:formula="of:=IF([.E2]&lt;[.G$1];([.C2]+[.D2])/2;[.C2])" office:value-type="float" office:value="0.25">
            <text:p>0,25000000</text:p>
          </table:table-cell>
          <table:table-cell table:formula="of:=IF([.E2]&lt;[.G$1];[.D2];([.C2]+[.D2])/2)" office:value-type="float" office:value="0.5">
            <text:p>0,50000000</text:p>
          </table:table-cell>
          <table:table-cell table:formula="of:=SQRT([.A3]*[.B3])" office:value-type="float" office:value="2.37137370566166">
            <text:p>2,37137371</text:p>
          </table:table-cell>
          <table:table-cell table:number-columns-repeated="1019"/>
        </table:table-row>
        <table:table-row table:style-name="ro1">
          <table:table-cell table:formula="of:=IF([.E3]&lt;[.G$1];SQRT([.A3]*[.B3]);[.A3])" office:value-type="float" office:value="1.77827941003892">
            <text:p>1,77827941</text:p>
          </table:table-cell>
          <table:table-cell table:formula="of:=IF([.E3]&lt;[.G$1];[.B3];SQRT([.A3]*[.B3]))" office:value-type="float" office:value="2.37137370566166">
            <text:p>2,37137371</text:p>
          </table:table-cell>
          <table:table-cell table:formula="of:=IF([.E3]&lt;[.G$1];([.C3]+[.D3])/2;[.C3])" office:value-type="float" office:value="0.25">
            <text:p>0,25000000</text:p>
          </table:table-cell>
          <table:table-cell table:formula="of:=IF([.E3]&lt;[.G$1];[.D3];([.C3]+[.D3])/2)" office:value-type="float" office:value="0.375">
            <text:p>0,37500000</text:p>
          </table:table-cell>
          <table:table-cell table:formula="of:=SQRT([.A4]*[.B4])" office:value-type="float" office:value="2.05352502645715">
            <text:p>2,05352503</text:p>
          </table:table-cell>
          <table:table-cell table:number-columns-repeated="1019"/>
        </table:table-row>
        <table:table-row table:style-name="ro1">
          <table:table-cell table:formula="of:=IF([.E4]&lt;[.G$1];SQRT([.A4]*[.B4]);[.A4])" office:value-type="float" office:value="1.77827941003892">
            <text:p>1,77827941</text:p>
          </table:table-cell>
          <table:table-cell table:formula="of:=IF([.E4]&lt;[.G$1];[.B4];SQRT([.A4]*[.B4]))" office:value-type="float" office:value="2.05352502645715">
            <text:p>2,05352503</text:p>
          </table:table-cell>
          <table:table-cell table:formula="of:=IF([.E4]&lt;[.G$1];([.C4]+[.D4])/2;[.C4])" office:value-type="float" office:value="0.25">
            <text:p>0,25000000</text:p>
          </table:table-cell>
          <table:table-cell table:formula="of:=IF([.E4]&lt;[.G$1];[.D4];([.C4]+[.D4])/2)" office:value-type="float" office:value="0.3125">
            <text:p>0,31250000</text:p>
          </table:table-cell>
          <table:table-cell table:formula="of:=SQRT([.A5]*[.B5])" office:value-type="float" office:value="1.91095297497044">
            <text:p>1,91095297</text:p>
          </table:table-cell>
          <table:table-cell table:number-columns-repeated="1019"/>
        </table:table-row>
        <table:table-row table:style-name="ro1">
          <table:table-cell table:formula="of:=IF([.E5]&lt;[.G$1];SQRT([.A5]*[.B5]);[.A5])" office:value-type="float" office:value="1.91095297497044">
            <text:p>1,91095297</text:p>
          </table:table-cell>
          <table:table-cell table:formula="of:=IF([.E5]&lt;[.G$1];[.B5];SQRT([.A5]*[.B5]))" office:value-type="float" office:value="2.05352502645715">
            <text:p>2,05352503</text:p>
          </table:table-cell>
          <table:table-cell table:formula="of:=IF([.E5]&lt;[.G$1];([.C5]+[.D5])/2;[.C5])" office:value-type="float" office:value="0.28125">
            <text:p>0,28125000</text:p>
          </table:table-cell>
          <table:table-cell table:formula="of:=IF([.E5]&lt;[.G$1];[.D5];([.C5]+[.D5])/2)" office:value-type="float" office:value="0.3125">
            <text:p>0,31250000</text:p>
          </table:table-cell>
          <table:table-cell table:formula="of:=SQRT([.A6]*[.B6])" office:value-type="float" office:value="1.98095677855034">
            <text:p>1,98095678</text:p>
          </table:table-cell>
          <table:table-cell table:number-columns-repeated="1019"/>
        </table:table-row>
        <table:table-row table:style-name="ro1">
          <table:table-cell table:formula="of:=IF([.E6]&lt;[.G$1];SQRT([.A6]*[.B6]);[.A6])" office:value-type="float" office:value="1.98095677855034">
            <text:p>1,98095678</text:p>
          </table:table-cell>
          <table:table-cell table:formula="of:=IF([.E6]&lt;[.G$1];[.B6];SQRT([.A6]*[.B6]))" office:value-type="float" office:value="2.05352502645715">
            <text:p>2,05352503</text:p>
          </table:table-cell>
          <table:table-cell table:formula="of:=IF([.E6]&lt;[.G$1];([.C6]+[.D6])/2;[.C6])" office:value-type="float" office:value="0.296875">
            <text:p>0,29687500</text:p>
          </table:table-cell>
          <table:table-cell table:formula="of:=IF([.E6]&lt;[.G$1];[.D6];([.C6]+[.D6])/2)" office:value-type="float" office:value="0.3125">
            <text:p>0,31250000</text:p>
          </table:table-cell>
          <table:table-cell table:formula="of:=SQRT([.A7]*[.B7])" office:value-type="float" office:value="2.01691455473033">
            <text:p>2,01691455</text:p>
          </table:table-cell>
          <table:table-cell table:number-columns-repeated="1019"/>
        </table:table-row>
        <table:table-row table:style-name="ro1">
          <table:table-cell table:formula="of:=IF([.E7]&lt;[.G$1];SQRT([.A7]*[.B7]);[.A7])" office:value-type="float" office:value="1.98095677855034">
            <text:p>1,98095678</text:p>
          </table:table-cell>
          <table:table-cell table:formula="of:=IF([.E7]&lt;[.G$1];[.B7];SQRT([.A7]*[.B7]))" office:value-type="float" office:value="2.01691455473033">
            <text:p>2,01691455</text:p>
          </table:table-cell>
          <table:table-cell table:formula="of:=IF([.E7]&lt;[.G$1];([.C7]+[.D7])/2;[.C7])" office:value-type="float" office:value="0.296875">
            <text:p>0,29687500</text:p>
          </table:table-cell>
          <table:table-cell table:formula="of:=IF([.E7]&lt;[.G$1];[.D7];([.C7]+[.D7])/2)" office:value-type="float" office:value="0.3046875">
            <text:p>0,30468750</text:p>
          </table:table-cell>
          <table:table-cell table:formula="of:=SQRT([.A8]*[.B8])" office:value-type="float" office:value="1.99885481187351">
            <text:p>1,99885481</text:p>
          </table:table-cell>
          <table:table-cell table:number-columns-repeated="1019"/>
        </table:table-row>
        <table:table-row table:style-name="ro1">
          <table:table-cell table:formula="of:=IF([.E8]&lt;[.G$1];SQRT([.A8]*[.B8]);[.A8])" office:value-type="float" office:value="1.99885481187351">
            <text:p>1,99885481</text:p>
          </table:table-cell>
          <table:table-cell table:formula="of:=IF([.E8]&lt;[.G$1];[.B8];SQRT([.A8]*[.B8]))" office:value-type="float" office:value="2.01691455473033">
            <text:p>2,01691455</text:p>
          </table:table-cell>
          <table:table-cell table:formula="of:=IF([.E8]&lt;[.G$1];([.C8]+[.D8])/2;[.C8])" office:value-type="float" office:value="0.30078125">
            <text:p>0,30078125</text:p>
          </table:table-cell>
          <table:table-cell table:formula="of:=IF([.E8]&lt;[.G$1];[.D8];([.C8]+[.D8])/2)" office:value-type="float" office:value="0.3046875">
            <text:p>0,30468750</text:p>
          </table:table-cell>
          <table:table-cell table:formula="of:=SQRT([.A9]*[.B9])" office:value-type="float" office:value="2.00786437860241">
            <text:p>2,00786438</text:p>
          </table:table-cell>
          <table:table-cell table:number-columns-repeated="1019"/>
        </table:table-row>
        <table:table-row table:style-name="ro1">
          <table:table-cell table:formula="of:=IF([.E9]&lt;[.G$1];SQRT([.A9]*[.B9]);[.A9])" office:value-type="float" office:value="1.99885481187351">
            <text:p>1,99885481</text:p>
          </table:table-cell>
          <table:table-cell table:formula="of:=IF([.E9]&lt;[.G$1];[.B9];SQRT([.A9]*[.B9]))" office:value-type="float" office:value="2.00786437860241">
            <text:p>2,00786438</text:p>
          </table:table-cell>
          <table:table-cell table:formula="of:=IF([.E9]&lt;[.G$1];([.C9]+[.D9])/2;[.C9])" office:value-type="float" office:value="0.30078125">
            <text:p>0,30078125</text:p>
          </table:table-cell>
          <table:table-cell table:formula="of:=IF([.E9]&lt;[.G$1];[.D9];([.C9]+[.D9])/2)" office:value-type="float" office:value="0.302734375">
            <text:p>0,30273438</text:p>
          </table:table-cell>
          <table:table-cell table:formula="of:=SQRT([.A10]*[.B10])" office:value-type="float" office:value="2.00335453047104">
            <text:p>2,00335453</text:p>
          </table:table-cell>
          <table:table-cell table:number-columns-repeated="1019"/>
        </table:table-row>
        <table:table-row table:style-name="ro1">
          <table:table-cell table:formula="of:=IF([.E10]&lt;[.G$1];SQRT([.A10]*[.B10]);[.A10])" office:value-type="float" office:value="1.99885481187351">
            <text:p>1,99885481</text:p>
          </table:table-cell>
          <table:table-cell table:formula="of:=IF([.E10]&lt;[.G$1];[.B10];SQRT([.A10]*[.B10]))" office:value-type="float" office:value="2.00335453047104">
            <text:p>2,00335453</text:p>
          </table:table-cell>
          <table:table-cell table:formula="of:=IF([.E10]&lt;[.G$1];([.C10]+[.D10])/2;[.C10])" office:value-type="float" office:value="0.30078125">
            <text:p>0,30078125</text:p>
          </table:table-cell>
          <table:table-cell table:formula="of:=IF([.E10]&lt;[.G$1];[.D10];([.C10]+[.D10])/2)" office:value-type="float" office:value="0.3017578125">
            <text:p>0,30175781</text:p>
          </table:table-cell>
          <table:table-cell table:formula="of:=SQRT([.A11]*[.B11])" office:value-type="float" office:value="2.00110340640374">
            <text:p>2,00110341</text:p>
          </table:table-cell>
          <table:table-cell table:number-columns-repeated="1019"/>
        </table:table-row>
        <table:table-row table:style-name="ro1">
          <table:table-cell table:formula="of:=IF([.E11]&lt;[.G$1];SQRT([.A11]*[.B11]);[.A11])" office:value-type="float" office:value="1.99885481187351">
            <text:p>1,99885481</text:p>
          </table:table-cell>
          <table:table-cell table:formula="of:=IF([.E11]&lt;[.G$1];[.B11];SQRT([.A11]*[.B11]))" office:value-type="float" office:value="2.00110340640374">
            <text:p>2,00110341</text:p>
          </table:table-cell>
          <table:table-cell table:formula="of:=IF([.E11]&lt;[.G$1];([.C11]+[.D11])/2;[.C11])" office:value-type="float" office:value="0.30078125">
            <text:p>0,30078125</text:p>
          </table:table-cell>
          <table:table-cell table:formula="of:=IF([.E11]&lt;[.G$1];[.D11];([.C11]+[.D11])/2)" office:value-type="float" office:value="0.30126953125">
            <text:p>0,30126953</text:p>
          </table:table-cell>
          <table:table-cell table:formula="of:=SQRT([.A12]*[.B12])" office:value-type="float" office:value="1.99997879312421">
            <text:p>1,99997879</text:p>
          </table:table-cell>
          <table:table-cell table:number-columns-repeated="1019"/>
        </table:table-row>
        <table:table-row table:style-name="ro1">
          <table:table-cell table:formula="of:=IF([.E12]&lt;[.G$1];SQRT([.A12]*[.B12]);[.A12])" office:value-type="float" office:value="1.99997879312421">
            <text:p>1,99997879</text:p>
          </table:table-cell>
          <table:table-cell table:formula="of:=IF([.E12]&lt;[.G$1];[.B12];SQRT([.A12]*[.B12]))" office:value-type="float" office:value="2.00110340640374">
            <text:p>2,00110341</text:p>
          </table:table-cell>
          <table:table-cell table:formula="of:=IF([.E12]&lt;[.G$1];([.C12]+[.D12])/2;[.C12])" office:value-type="float" office:value="0.301025390625">
            <text:p>0,30102539</text:p>
          </table:table-cell>
          <table:table-cell table:formula="of:=IF([.E12]&lt;[.G$1];[.D12];([.C12]+[.D12])/2)" office:value-type="float" office:value="0.30126953125">
            <text:p>0,30126953</text:p>
          </table:table-cell>
          <table:table-cell table:formula="of:=SQRT([.A13]*[.B13])" office:value-type="float" office:value="2.00054102073816">
            <text:p>2,00054102</text:p>
          </table:table-cell>
          <table:table-cell table:number-columns-repeated="1019"/>
        </table:table-row>
        <table:table-row table:style-name="ro1">
          <table:table-cell table:formula="of:=IF([.E13]&lt;[.G$1];SQRT([.A13]*[.B13]);[.A13])" office:value-type="float" office:value="1.99997879312421">
            <text:p>1,99997879</text:p>
          </table:table-cell>
          <table:table-cell table:formula="of:=IF([.E13]&lt;[.G$1];[.B13];SQRT([.A13]*[.B13]))" office:value-type="float" office:value="2.00054102073816">
            <text:p>2,00054102</text:p>
          </table:table-cell>
          <table:table-cell table:formula="of:=IF([.E13]&lt;[.G$1];([.C13]+[.D13])/2;[.C13])" office:value-type="float" office:value="0.301025390625">
            <text:p>0,30102539</text:p>
          </table:table-cell>
          <table:table-cell table:formula="of:=IF([.E13]&lt;[.G$1];[.D13];([.C13]+[.D13])/2)" office:value-type="float" office:value="0.3011474609375">
            <text:p>0,30114746</text:p>
          </table:table-cell>
          <table:table-cell table:formula="of:=SQRT([.A14]*[.B14])" office:value-type="float" office:value="2.00025988717751">
            <text:p>2,00025989</text:p>
          </table:table-cell>
          <table:table-cell table:number-columns-repeated="1019"/>
        </table:table-row>
        <table:table-row table:style-name="ro1">
          <table:table-cell table:formula="of:=IF([.E14]&lt;[.G$1];SQRT([.A14]*[.B14]);[.A14])" office:value-type="float" office:value="1.99997879312421">
            <text:p>1,99997879</text:p>
          </table:table-cell>
          <table:table-cell table:formula="of:=IF([.E14]&lt;[.G$1];[.B14];SQRT([.A14]*[.B14]))" office:value-type="float" office:value="2.00025988717751">
            <text:p>2,00025989</text:p>
          </table:table-cell>
          <table:table-cell table:formula="of:=IF([.E14]&lt;[.G$1];([.C14]+[.D14])/2;[.C14])" office:value-type="float" office:value="0.301025390625">
            <text:p>0,30102539</text:p>
          </table:table-cell>
          <table:table-cell table:formula="of:=IF([.E14]&lt;[.G$1];[.D14];([.C14]+[.D14])/2)" office:value-type="float" office:value="0.30108642578125">
            <text:p>0,30108643</text:p>
          </table:table-cell>
          <table:table-cell table:formula="of:=SQRT([.A15]*[.B15])" office:value-type="float" office:value="2.00011933521279">
            <text:p>2,00011934</text:p>
          </table:table-cell>
          <table:table-cell table:number-columns-repeated="1019"/>
        </table:table-row>
        <table:table-row table:style-name="ro1">
          <table:table-cell table:formula="of:=IF([.E15]&lt;[.G$1];SQRT([.A15]*[.B15]);[.A15])" office:value-type="float" office:value="1.99997879312421">
            <text:p>1,99997879</text:p>
          </table:table-cell>
          <table:table-cell table:formula="of:=IF([.E15]&lt;[.G$1];[.B15];SQRT([.A15]*[.B15]))" office:value-type="float" office:value="2.00011933521279">
            <text:p>2,00011934</text:p>
          </table:table-cell>
          <table:table-cell table:formula="of:=IF([.E15]&lt;[.G$1];([.C15]+[.D15])/2;[.C15])" office:value-type="float" office:value="0.301025390625">
            <text:p>0,30102539</text:p>
          </table:table-cell>
          <table:table-cell table:formula="of:=IF([.E15]&lt;[.G$1];[.D15];([.C15]+[.D15])/2)" office:value-type="float" office:value="0.301055908203125">
            <text:p>0,30105591</text:p>
          </table:table-cell>
          <table:table-cell table:formula="of:=SQRT([.A16]*[.B16])" office:value-type="float" office:value="2.00004906293403">
            <text:p>2,00004906</text:p>
          </table:table-cell>
          <table:table-cell table:number-columns-repeated="1019"/>
        </table:table-row>
        <table:table-row table:style-name="ro1">
          <table:table-cell table:formula="of:=IF([.E16]&lt;[.G$1];SQRT([.A16]*[.B16]);[.A16])" office:value-type="float" office:value="1.99997879312421">
            <text:p>1,99997879</text:p>
          </table:table-cell>
          <table:table-cell table:formula="of:=IF([.E16]&lt;[.G$1];[.B16];SQRT([.A16]*[.B16]))" office:value-type="float" office:value="2.00004906293403">
            <text:p>2,00004906</text:p>
          </table:table-cell>
          <table:table-cell table:formula="of:=IF([.E16]&lt;[.G$1];([.C16]+[.D16])/2;[.C16])" office:value-type="float" office:value="0.301025390625">
            <text:p>0,30102539</text:p>
          </table:table-cell>
          <table:table-cell table:formula="of:=IF([.E16]&lt;[.G$1];[.D16];([.C16]+[.D16])/2)" office:value-type="float" office:value="0.301040649414062">
            <text:p>0,30104065</text:p>
          </table:table-cell>
          <table:table-cell table:formula="of:=SQRT([.A17]*[.B17])" office:value-type="float" office:value="2.00001392772051">
            <text:p>2,00001393</text:p>
          </table:table-cell>
          <table:table-cell table:number-columns-repeated="1019"/>
        </table:table-row>
        <table:table-row table:style-name="ro1">
          <table:table-cell table:formula="of:=IF([.E17]&lt;[.G$1];SQRT([.A17]*[.B17]);[.A17])" office:value-type="float" office:value="1.99997879312421">
            <text:p>1,99997879</text:p>
          </table:table-cell>
          <table:table-cell table:formula="of:=IF([.E17]&lt;[.G$1];[.B17];SQRT([.A17]*[.B17]))" office:value-type="float" office:value="2.00001392772051">
            <text:p>2,00001393</text:p>
          </table:table-cell>
          <table:table-cell table:formula="of:=IF([.E17]&lt;[.G$1];([.C17]+[.D17])/2;[.C17])" office:value-type="float" office:value="0.301025390625">
            <text:p>0,30102539</text:p>
          </table:table-cell>
          <table:table-cell table:formula="of:=IF([.E17]&lt;[.G$1];[.D17];([.C17]+[.D17])/2)" office:value-type="float" office:value="0.301033020019531">
            <text:p>0,30103302</text:p>
          </table:table-cell>
          <table:table-cell table:formula="of:=SQRT([.A18]*[.B18])" office:value-type="float" office:value="1.99999636034521">
            <text:p>1,99999636</text:p>
          </table:table-cell>
          <table:table-cell table:number-columns-repeated="1019"/>
        </table:table-row>
        <table:table-row table:style-name="ro1">
          <table:table-cell table:formula="of:=IF([.E18]&lt;[.G$1];SQRT([.A18]*[.B18]);[.A18])" office:value-type="float" office:value="1.99999636034521">
            <text:p>1,99999636</text:p>
          </table:table-cell>
          <table:table-cell table:formula="of:=IF([.E18]&lt;[.G$1];[.B18];SQRT([.A18]*[.B18]))" office:value-type="float" office:value="2.00001392772051">
            <text:p>2,00001393</text:p>
          </table:table-cell>
          <table:table-cell table:formula="of:=IF([.E18]&lt;[.G$1];([.C18]+[.D18])/2;[.C18])" office:value-type="float" office:value="0.301029205322266">
            <text:p>0,30102921</text:p>
          </table:table-cell>
          <table:table-cell table:formula="of:=IF([.E18]&lt;[.G$1];[.D18];([.C18]+[.D18])/2)" office:value-type="float" office:value="0.301033020019531">
            <text:p>0,30103302</text:p>
          </table:table-cell>
          <table:table-cell table:formula="of:=SQRT([.A19]*[.B19])" office:value-type="float" office:value="2.00000514401357">
            <text:p>2,00000514</text:p>
          </table:table-cell>
          <table:table-cell table:number-columns-repeated="1019"/>
        </table:table-row>
        <table:table-row table:style-name="ro1">
          <table:table-cell table:formula="of:=IF([.E19]&lt;[.G$1];SQRT([.A19]*[.B19]);[.A19])" office:value-type="float" office:value="1.99999636034521">
            <text:p>1,99999636</text:p>
          </table:table-cell>
          <table:table-cell table:formula="of:=IF([.E19]&lt;[.G$1];[.B19];SQRT([.A19]*[.B19]))" office:value-type="float" office:value="2.00000514401357">
            <text:p>2,00000514</text:p>
          </table:table-cell>
          <table:table-cell table:formula="of:=IF([.E19]&lt;[.G$1];([.C19]+[.D19])/2;[.C19])" office:value-type="float" office:value="0.301029205322266">
            <text:p>0,30102921</text:p>
          </table:table-cell>
          <table:table-cell table:formula="of:=IF([.E19]&lt;[.G$1];[.D19];([.C19]+[.D19])/2)" office:value-type="float" office:value="0.301031112670898">
            <text:p>0,30103111</text:p>
          </table:table-cell>
          <table:table-cell table:formula="of:=SQRT([.A20]*[.B20])" office:value-type="float" office:value="2.00000075217457">
            <text:p>2,00000075</text:p>
          </table:table-cell>
          <table:table-cell table:number-columns-repeated="1019"/>
        </table:table-row>
        <table:table-row table:style-name="ro1">
          <table:table-cell table:formula="of:=IF([.E20]&lt;[.G$1];SQRT([.A20]*[.B20]);[.A20])" office:value-type="float" office:value="1.99999636034521">
            <text:p>1,99999636</text:p>
          </table:table-cell>
          <table:table-cell table:formula="of:=IF([.E20]&lt;[.G$1];[.B20];SQRT([.A20]*[.B20]))" office:value-type="float" office:value="2.00000075217457">
            <text:p>2,00000075</text:p>
          </table:table-cell>
          <table:table-cell table:formula="of:=IF([.E20]&lt;[.G$1];([.C20]+[.D20])/2;[.C20])" office:value-type="float" office:value="0.301029205322266">
            <text:p>0,30102921</text:p>
          </table:table-cell>
          <table:table-cell table:formula="of:=IF([.E20]&lt;[.G$1];[.D20];([.C20]+[.D20])/2)" office:value-type="float" office:value="0.301030158996582">
            <text:p>0,30103016</text:p>
          </table:table-cell>
          <table:table-cell table:formula="of:=SQRT([.A21]*[.B21])" office:value-type="float" office:value="1.99999855625868">
            <text:p>1,99999856</text:p>
          </table:table-cell>
          <table:table-cell table:number-columns-repeated="1019"/>
        </table:table-row>
        <table:table-row table:style-name="ro1">
          <table:table-cell table:formula="of:=IF([.E21]&lt;[.G$1];SQRT([.A21]*[.B21]);[.A21])" office:value-type="float" office:value="1.99999855625868">
            <text:p>1,99999856</text:p>
          </table:table-cell>
          <table:table-cell table:formula="of:=IF([.E21]&lt;[.G$1];[.B21];SQRT([.A21]*[.B21]))" office:value-type="float" office:value="2.00000075217457">
            <text:p>2,00000075</text:p>
          </table:table-cell>
          <table:table-cell table:formula="of:=IF([.E21]&lt;[.G$1];([.C21]+[.D21])/2;[.C21])" office:value-type="float" office:value="0.301029682159424">
            <text:p>0,30102968</text:p>
          </table:table-cell>
          <table:table-cell table:formula="of:=IF([.E21]&lt;[.G$1];[.D21];([.C21]+[.D21])/2)" office:value-type="float" office:value="0.301030158996582">
            <text:p>0,30103016</text:p>
          </table:table-cell>
          <table:table-cell table:formula="of:=SQRT([.A22]*[.B22])" office:value-type="float" office:value="1.99999965421632">
            <text:p>1,99999965</text:p>
          </table:table-cell>
          <table:table-cell table:number-columns-repeated="1019"/>
        </table:table-row>
        <table:table-row table:style-name="ro1">
          <table:table-cell table:formula="of:=IF([.E22]&lt;[.G$1];SQRT([.A22]*[.B22]);[.A22])" office:value-type="float" office:value="1.99999965421632">
            <text:p>1,99999965</text:p>
          </table:table-cell>
          <table:table-cell table:formula="of:=IF([.E22]&lt;[.G$1];[.B22];SQRT([.A22]*[.B22]))" office:value-type="float" office:value="2.00000075217457">
            <text:p>2,00000075</text:p>
          </table:table-cell>
          <table:table-cell table:formula="of:=IF([.E22]&lt;[.G$1];([.C22]+[.D22])/2;[.C22])" office:value-type="float" office:value="0.301029920578003">
            <text:p>0,30102992</text:p>
          </table:table-cell>
          <table:table-cell table:formula="of:=IF([.E22]&lt;[.G$1];[.D22];([.C22]+[.D22])/2)" office:value-type="float" office:value="0.301030158996582">
            <text:p>0,30103016</text:p>
          </table:table-cell>
          <table:table-cell table:formula="of:=SQRT([.A23]*[.B23])" office:value-type="float" office:value="2.00000020319537">
            <text:p>2,00000020</text:p>
          </table:table-cell>
          <table:table-cell table:number-columns-repeated="1019"/>
        </table:table-row>
        <table:table-row table:style-name="ro1">
          <table:table-cell table:formula="of:=IF([.E23]&lt;[.G$1];SQRT([.A23]*[.B23]);[.A23])" office:value-type="float" office:value="1.99999965421632">
            <text:p>1,99999965</text:p>
          </table:table-cell>
          <table:table-cell table:formula="of:=IF([.E23]&lt;[.G$1];[.B23];SQRT([.A23]*[.B23]))" office:value-type="float" office:value="2.00000020319537">
            <text:p>2,00000020</text:p>
          </table:table-cell>
          <table:table-cell table:formula="of:=IF([.E23]&lt;[.G$1];([.C23]+[.D23])/2;[.C23])" office:value-type="float" office:value="0.301029920578003">
            <text:p>0,30102992</text:p>
          </table:table-cell>
          <table:table-cell table:formula="of:=IF([.E23]&lt;[.G$1];[.D23];([.C23]+[.D23])/2)" office:value-type="float" office:value="0.301030039787292">
            <text:p>0,30103004</text:p>
          </table:table-cell>
          <table:table-cell table:formula="of:=SQRT([.A24]*[.B24])" office:value-type="float" office:value="1.99999992870583">
            <text:p>1,99999993</text:p>
          </table:table-cell>
          <table:table-cell table:number-columns-repeated="1019"/>
        </table:table-row>
        <table:table-row table:style-name="ro1">
          <table:table-cell table:formula="of:=IF([.E24]&lt;[.G$1];SQRT([.A24]*[.B24]);[.A24])" office:value-type="float" office:value="1.99999992870583">
            <text:p>1,99999993</text:p>
          </table:table-cell>
          <table:table-cell table:formula="of:=IF([.E24]&lt;[.G$1];[.B24];SQRT([.A24]*[.B24]))" office:value-type="float" office:value="2.00000020319537">
            <text:p>2,00000020</text:p>
          </table:table-cell>
          <table:table-cell table:formula="of:=IF([.E24]&lt;[.G$1];([.C24]+[.D24])/2;[.C24])" office:value-type="float" office:value="0.301029980182648">
            <text:p>0,30102998</text:p>
          </table:table-cell>
          <table:table-cell table:formula="of:=IF([.E24]&lt;[.G$1];[.D24];([.C24]+[.D24])/2)" office:value-type="float" office:value="0.301030039787292">
            <text:p>0,30103004</text:p>
          </table:table-cell>
          <table:table-cell table:formula="of:=SQRT([.A25]*[.B25])" office:value-type="float" office:value="2.00000006595059">
            <text:p>2,00000007</text:p>
          </table:table-cell>
          <table:table-cell table:number-columns-repeated="1019"/>
        </table:table-row>
        <table:table-row table:style-name="ro1">
          <table:table-cell table:formula="of:=IF([.E25]&lt;[.G$1];SQRT([.A25]*[.B25]);[.A25])" office:value-type="float" office:value="1.99999992870583">
            <text:p>1,99999993</text:p>
          </table:table-cell>
          <table:table-cell table:formula="of:=IF([.E25]&lt;[.G$1];[.B25];SQRT([.A25]*[.B25]))" office:value-type="float" office:value="2.00000006595059">
            <text:p>2,00000007</text:p>
          </table:table-cell>
          <table:table-cell table:formula="of:=IF([.E25]&lt;[.G$1];([.C25]+[.D25])/2;[.C25])" office:value-type="float" office:value="0.301029980182648">
            <text:p>0,30102998</text:p>
          </table:table-cell>
          <table:table-cell table:formula="of:=IF([.E25]&lt;[.G$1];[.D25];([.C25]+[.D25])/2)" office:value-type="float" office:value="0.30103000998497">
            <text:p>0,30103001</text:p>
          </table:table-cell>
          <table:table-cell table:formula="of:=SQRT([.A26]*[.B26])" office:value-type="float" office:value="1.99999999732821">
            <text:p>2,00000000</text:p>
          </table:table-cell>
          <table:table-cell table:number-columns-repeated="1019"/>
        </table:table-row>
        <table:table-row table:style-name="ro1">
          <table:table-cell table:formula="of:=IF([.E26]&lt;[.G$1];SQRT([.A26]*[.B26]);[.A26])" office:value-type="float" office:value="1.99999999732821">
            <text:p>2,00000000</text:p>
          </table:table-cell>
          <table:table-cell table:formula="of:=IF([.E26]&lt;[.G$1];[.B26];SQRT([.A26]*[.B26]))" office:value-type="float" office:value="2.00000006595059">
            <text:p>2,00000007</text:p>
          </table:table-cell>
          <table:table-cell table:formula="of:=IF([.E26]&lt;[.G$1];([.C26]+[.D26])/2;[.C26])" office:value-type="float" office:value="0.301029995083809">
            <text:p>0,30103000</text:p>
          </table:table-cell>
          <table:table-cell table:formula="of:=IF([.E26]&lt;[.G$1];[.D26];([.C26]+[.D26])/2)" office:value-type="float" office:value="0.30103000998497">
            <text:p>0,30103001</text:p>
          </table:table-cell>
          <table:table-cell table:formula="of:=SQRT([.A27]*[.B27])" office:value-type="float" office:value="2.0000000316394">
            <text:p>2,00000003</text:p>
          </table:table-cell>
          <table:table-cell table:number-columns-repeated="1019"/>
        </table:table-row>
        <table:table-row table:style-name="ro1">
          <table:table-cell table:formula="of:=IF([.E27]&lt;[.G$1];SQRT([.A27]*[.B27]);[.A27])" office:value-type="float" office:value="1.99999999732821">
            <text:p>2,00000000</text:p>
          </table:table-cell>
          <table:table-cell table:formula="of:=IF([.E27]&lt;[.G$1];[.B27];SQRT([.A27]*[.B27]))" office:value-type="float" office:value="2.0000000316394">
            <text:p>2,00000003</text:p>
          </table:table-cell>
          <table:table-cell table:formula="of:=IF([.E27]&lt;[.G$1];([.C27]+[.D27])/2;[.C27])" office:value-type="float" office:value="0.301029995083809">
            <text:p>0,30103000</text:p>
          </table:table-cell>
          <table:table-cell table:formula="of:=IF([.E27]&lt;[.G$1];[.D27];([.C27]+[.D27])/2)" office:value-type="float" office:value="0.301030002534389">
            <text:p>0,30103000</text:p>
          </table:table-cell>
          <table:table-cell table:formula="of:=SQRT([.A28]*[.B28])" office:value-type="float" office:value="2.0000000144838">
            <text:p>2,00000001</text:p>
          </table:table-cell>
          <table:table-cell table:number-columns-repeated="1019"/>
        </table:table-row>
        <table:table-row table:style-name="ro1">
          <table:table-cell table:formula="of:=IF([.E28]&lt;[.G$1];SQRT([.A28]*[.B28]);[.A28])" office:value-type="float" office:value="1.99999999732821">
            <text:p>2,00000000</text:p>
          </table:table-cell>
          <table:table-cell table:formula="of:=IF([.E28]&lt;[.G$1];[.B28];SQRT([.A28]*[.B28]))" office:value-type="float" office:value="2.0000000144838">
            <text:p>2,00000001</text:p>
          </table:table-cell>
          <table:table-cell table:formula="of:=IF([.E28]&lt;[.G$1];([.C28]+[.D28])/2;[.C28])" office:value-type="float" office:value="0.301029995083809">
            <text:p>0,30103000</text:p>
          </table:table-cell>
          <table:table-cell table:formula="of:=IF([.E28]&lt;[.G$1];[.D28];([.C28]+[.D28])/2)" office:value-type="float" office:value="0.301029998809099">
            <text:p>0,30103000</text:p>
          </table:table-cell>
          <table:table-cell table:formula="of:=SQRT([.A29]*[.B29])" office:value-type="float" office:value="2.00000000590601">
            <text:p>2,00000001</text:p>
          </table:table-cell>
          <table:table-cell table:number-columns-repeated="1019"/>
        </table:table-row>
        <table:table-row table:style-name="ro1">
          <table:table-cell table:formula="of:=IF([.E29]&lt;[.G$1];SQRT([.A29]*[.B29]);[.A29])" office:value-type="float" office:value="1.99999999732821">
            <text:p>2,00000000</text:p>
          </table:table-cell>
          <table:table-cell table:formula="of:=IF([.E29]&lt;[.G$1];[.B29];SQRT([.A29]*[.B29]))" office:value-type="float" office:value="2.00000000590601">
            <text:p>2,00000001</text:p>
          </table:table-cell>
          <table:table-cell table:formula="of:=IF([.E29]&lt;[.G$1];([.C29]+[.D29])/2;[.C29])" office:value-type="float" office:value="0.301029995083809">
            <text:p>0,30103000</text:p>
          </table:table-cell>
          <table:table-cell table:formula="of:=IF([.E29]&lt;[.G$1];[.D29];([.C29]+[.D29])/2)" office:value-type="float" office:value="0.301029996946454">
            <text:p>0,30103000</text:p>
          </table:table-cell>
          <table:table-cell table:formula="of:=SQRT([.A30]*[.B30])" office:value-type="float" office:value="2.00000000161711">
            <text:p>2,0000000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0" number:min-integer-digits="1"/>
    </number:number-style>
    <number:number-style style:name="N110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6">06/05/2024</text:date>, <text:time>15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45S</meta:editing-duration>
    <meta:editing-cycles>3</meta:editing-cycles>
    <meta:generator>OpenOffice/4.1.15$Win32 OpenOffice.org_project/4115m2$Build-9813</meta:generator>
    <dc:date>2024-05-06T15:48:40.63</dc:date>
    <dc:creator>Rémi Bouyssounouse</dc:creator>
    <meta:document-statistic meta:table-count="3" meta:cell-count="151" meta:object-count="0"/>
    <meta:user-defined meta:name="Info 1"/>
    <meta:user-defined meta:name="Info 2"/>
    <meta:user-defined meta:name="Info 3"/>
    <meta:user-defined meta:name="Info 4"/>
  </office:meta>
</office:document-meta>
</file>